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paragraph-properties fo:margin-top="0in" fo:margin-bottom="0in"/>
    </style:style>
    <style:style style:name="P22" style:family="paragraph" style:parent-style-name="Text_20_body" style:list-style-name="L1">
      <style:paragraph-properties fo:margin-top="0in" fo:margin-bottom="0in"/>
    </style:style>
    <style:style style:name="P23" style:family="paragraph" style:parent-style-name="Text_20_body" style:list-style-name="L10">
      <style:paragraph-properties fo:margin-top="0in" fo:margin-bottom="0in"/>
    </style:style>
    <style:style style:name="P24" style:family="paragraph" style:parent-style-name="Text_20_body" style:list-style-name="L13">
      <style:paragraph-properties fo:margin-top="0in" fo:margin-bottom="0in"/>
    </style:style>
    <style:style style:name="P25" style:family="paragraph" style:parent-style-name="Text_20_body" style:list-style-name="L15">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20">
      <style:paragraph-properties fo:margin-top="0in" fo:margin-bottom="0in"/>
    </style:style>
    <style:style style:name="P29" style:family="paragraph" style:parent-style-name="Text_20_body">
      <style:paragraph-properties fo:margin-left="0in" fo:margin-right="0.0835in" fo:margin-top="0in" fo:margin-bottom="0in" fo:text-indent="0in" style:auto-text-indent="false" fo:padding="0in" fo:border="none"/>
    </style:style>
    <style:style style:name="P30" style:family="paragraph" style:parent-style-name="Text_20_body">
      <style:paragraph-properties fo:margin-top="0.0835in" fo:margin-bottom="0.0835in"/>
    </style:style>
    <style:style style:name="P31"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88" style:font-name="Roboto Mono" fo:font-size="10.5pt"/>
    </style:style>
    <style:style style:name="P32"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33" style:family="paragraph" style:parent-style-name="Preformatted_20_Text">
      <style:paragraph-properties fo:margin-top="0in" fo:margin-bottom="0in" fo:background-color="#ffffff">
        <style:background-image/>
      </style:paragraph-properties>
      <style:text-properties fo:color="#000000"/>
    </style:style>
    <style:style style:name="P34" style:family="paragraph" style:parent-style-name="Preformatted_20_Text">
      <style:paragraph-properties fo:margin-top="0in" fo:margin-bottom="0in" fo:background-color="#ffffff">
        <style:background-image/>
      </style:paragraph-properties>
      <style:text-properties fo:color="#000000" style:font-name="Roboto Mono" fo:font-size="10.5pt"/>
    </style:style>
    <style:style style:name="P35" style:family="paragraph" style:parent-style-name="Preformatted_20_Text">
      <style:paragraph-properties fo:margin-top="0in" fo:margin-bottom="0in" fo:background-color="#ffffff">
        <style:background-image/>
      </style:paragraph-properties>
      <style:text-properties fo:color="#000088" style:font-name="Roboto Mono" fo:font-size="10.5pt"/>
    </style:style>
    <style:style style:name="T1" style:family="text">
      <style:text-properties fo:font-style="italic"/>
    </style:style>
    <style:style style:name="T2" style:family="text">
      <style:text-properties fo:font-weight="bold"/>
    </style:style>
    <style:style style:name="T3" style:family="text">
      <style:text-properties style:font-name="Roboto Mono" fo:font-size="10.5pt"/>
    </style:style>
    <style:style style:name="T4" style:family="text">
      <style:text-properties fo:color="#660066" style:font-name="Roboto Mono" fo:font-size="10.5pt"/>
    </style:style>
    <style:style style:name="T5" style:family="text">
      <style:text-properties fo:color="#000088"/>
    </style:style>
    <style:style style:name="T6" style:family="text">
      <style:text-properties fo:color="#000088" style:font-name="Roboto Mono" fo:font-size="10.5pt"/>
    </style:style>
    <style:style style:name="T7" style:family="text">
      <style:text-properties fo:color="#006666"/>
    </style:style>
    <style:style style:name="T8" style:family="text">
      <style:text-properties fo:color="#006666" style:font-name="Roboto Mono" fo:font-size="10.5pt"/>
    </style:style>
    <style:style style:name="T9" style:family="text">
      <style:text-properties fo:color="#008800" style:font-name="Roboto Mono" fo:font-size="10.5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138in solid #000000"/>
    </style:style>
    <style:style style:name="fr4"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0193in" fo:border="0.0693in solid #0000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3">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0in" svg:y="0in" svg:width="0.5in" draw:z-index="11">
        <draw:text-box fo:min-height="0.5in">
          <text:p text:style-name="Text_20_body"/>
        </draw:text-box>
      </draw:frame>
      <draw:frame draw:style-name="fr2" draw:name="Frame3" text:anchor-type="page" text:anchor-page-number="1" svg:x="0in" svg:y="0in" svg:width="0.5in" draw:z-index="12">
        <draw:text-box fo:min-height="0.5in">
          <text:p text:style-name="Text_20_body"/>
        </draw:text-box>
      </draw:frame>
      <draw:frame draw:style-name="fr2" draw:name="Frame10" text:anchor-type="page" text:anchor-page-number="1" svg:x="0in" svg:y="0in" svg:width="0.5in" draw:z-index="13">
        <draw:text-box fo:min-height="0.5in">
          <text:p text:style-name="Text_20_body"/>
        </draw:text-box>
      </draw:frame>
      <text:h text:style-name="Heading_20_1" text:outline-level="1">Exploring a BigQuery Public Dataset</text:h>
      <text:p text:style-name="P21"><text:span text:style-name="T1">experiment</text:span>Lab<text:span text:style-name="T1">schedule</text:span>1 hour<text:span text:style-name="T1">universal_currency_alt</text:span>1 Credit<text:span text:style-name="T1">show_chart</text:span>Introductory</text:p>
      <text:p text:style-name="P21"><draw:frame draw:style-name="fr1" draw:name="Frame1" text:anchor-type="char" svg:width="0.7602in" draw:z-index="0"><draw:text-box fo:min-height="0.3752in"><text:p text:style-name="Text_20_body"/></draw:text-box></draw:frame>Rate Lab</text:p>
      <text:section text:style-name="Sect1" text:name="markdown-lab-instructions">
        <text:h text:style-name="Heading_20_2" text:outline-level="2"><text:bookmark text:name="step1"/>Overview</text:h>
        <text:p text:style-name="Text_20_body">Storing and querying massive datasets can be time consuming and expensive without the right hardware and infrastructure. BigQuery is an <text:a xlink:type="simple" xlink:href="https://cloud.google.com/solutions/bigquery-data-warehouse" office:target-frame-name="_blank" xlink:show="new" text:style-name="Internet_20_link" text:visited-style-name="Visited_20_Internet_20_Link">enterprise data warehouse</text:a> that solves this problem by enabling super-fast SQL queries using the processing power of Google's infrastructure. Simply move your data into BigQuery and let us handle the hard work. You can control access to both the project and your data based on your business needs, such as giving others the ability to view or query your data.</text:p>
        <text:p text:style-name="Text_20_body">You access BigQuery through the Cloud Console, the <text:a xlink:type="simple" xlink:href="https://cloud.google.com/bigquery/docs/cli_tool" office:target-frame-name="_blank" xlink:show="new" text:style-name="Internet_20_link" text:visited-style-name="Visited_20_Internet_20_Link">command-line tool</text:a>, or by making calls to the <text:a xlink:type="simple" xlink:href="https://cloud.google.com/bigquery/docs/reference/v2" office:target-frame-name="_blank" xlink:show="new" text:style-name="Internet_20_link" text:visited-style-name="Visited_20_Internet_20_Link">BigQuery REST API</text:a> using a variety of <text:a xlink:type="simple" xlink:href="https://cloud.google.com/bigquery/docs/reference/libraries" office:target-frame-name="_blank" xlink:show="new" text:style-name="Internet_20_link" text:visited-style-name="Visited_20_Internet_20_Link">client libraries</text:a> such as Java, .NET, or Python. There are also a variety of third-party tools that you can use to interact with BigQuery, such as visualizing the data or loading the data. In this lab, you access BigQuery using the web UI.</text:p>
        <text:p text:style-name="Text_20_body">You can use the BigQuery web UI in the Cloud Console as a visual interface to complete tasks like running queries, loading data, and exporting data. This hands-on lab shows you how to query tables in a public dataset and how to load sample data into BigQuery through the Cloud Console.</text:p>
        <text:h text:style-name="Heading_20_3" text:outline-level="3">Objectives</text:h>
        <text:p text:style-name="Text_20_body">In this lab, you learn how to perform the following tasks:</text:p>
        <text:list xml:id="list502808824002912677" text:style-name="L1">
          <text:list-item>
            <text:p text:style-name="P22">Query a public dataset</text:p>
          </text:list-item>
          <text:list-item>
            <text:p text:style-name="P22">Create a custom table</text:p>
          </text:list-item>
          <text:list-item>
            <text:p text:style-name="P22">Load data into a table</text:p>
          </text:list-item>
          <text:list-item>
            <text:p text:style-name="P1">Query a table</text:p>
          </text:list-item>
        </text:list>
        <text:h text:style-name="Heading_20_2" text:outline-level="2"><text:bookmark text:name="step2"/>Set up your environments</text:h>
        <text:h text:style-name="Heading_20_3" text:outline-level="3">Lab setup</text:h>
        <text:p text:style-name="Text_20_body">For each lab, you get a new Google Cloud project and set of resources for a fixed time at no cost.</text:p>
        <text:list xml:id="list8858928154085763918" text:style-name="L2">
          <text:list-item>
            <text:p text:style-name="P2">Sign in to Qwiklabs using an <text:span text:style-name="Strong_20_Emphasis">incognito window</text:span>.</text:p>
          </text:list-item>
          <text:list-item>
            <text:p text:style-name="P2">Note the lab's access time (for example, <text:span text:style-name="Source_20_Text">1:15:00</text:span>), and make sure you can finish within that time.<text:line-break/>There is no pause feature. You can restart if needed, but you have to start at the beginning.</text:p>
          </text:list-item>
          <text:list-item>
            <text:p text:style-name="P2">When ready, click <text:span text:style-name="Strong_20_Emphasis">Start lab</text:span>.</text:p>
          </text:list-item>
          <text:list-item>
            <text:p text:style-name="P2">Note your lab credentials (<text:span text:style-name="Strong_20_Emphasis">Username</text:span> and <text:span text:style-name="Strong_20_Emphasis">Password</text:span>). You will use them to sign in to the Google Cloud Console.</text:p>
          </text:list-item>
          <text:list-item>
            <text:p text:style-name="P2">Click <text:span text:style-name="Strong_20_Emphasis">Open Google Console</text:span>.</text:p>
          </text:list-item>
          <text:list-item>
            <text:p text:style-name="P2">Click <text:span text:style-name="Strong_20_Emphasis">Use another account</text:span> and copy/paste credentials for <text:span text:style-name="Strong_20_Emphasis">this</text:span> lab into the prompts.<text:line-break/>If you use other credentials, you'll receive errors or <text:span text:style-name="Strong_20_Emphasis">incur charges</text:span>.</text:p>
          </text:list-item>
          <text:list-item>
            <text:p text:style-name="P2"><text:soft-page-break/>Accept the terms and skip the recovery resource page.</text:p>
          </text:list-item>
        </text:list>
        <text:p text:style-name="Text_20_body"><text:span text:style-name="Strong_20_Emphasis">Note:</text:span> Do not click <text:span text:style-name="Strong_20_Emphasis">End Lab</text:span> unless you have finished the lab or want to restart it. This clears your work and removes the project.</text:p>
        <text:h text:style-name="Heading_20_3" text:outline-level="3">Open BigQuery Console</text:h>
        <text:list xml:id="list8519656114421707307" text:style-name="L3">
          <text:list-item>
            <text:p text:style-name="P3">In the Google Cloud Console, select <text:span text:style-name="Strong_20_Emphasis">Navigation menu</text:span> &gt; <text:span text:style-name="Strong_20_Emphasis">BigQuery</text:span>.</text:p>
          </text:list-item>
        </text:list>
        <text:p text:style-name="Text_20_body">The <text:span text:style-name="Strong_20_Emphasis">Welcome to BigQuery in the Cloud Console</text:span> message box opens. This message box provides a link to the quickstart guide and lists UI updates.</text:p>
        <text:list xml:id="list6981419997909736960" text:style-name="L4">
          <text:list-item>
            <text:p text:style-name="P4">Click <text:span text:style-name="Strong_20_Emphasis">Done</text:span>.</text:p>
          </text:list-item>
        </text:list>
        <text:h text:style-name="Heading_20_2" text:outline-level="2"><text:bookmark text:name="step3"/>Task 1. Query a public dataset</text:h>
        <text:p text:style-name="Text_20_body">In this task, you load a public dataset, USA Names, into BigQuery, then query the dataset to determine the most common names in the US between 1910 and 2013.</text:p>
        <text:h text:style-name="Heading_20_3" text:outline-level="3">Load the USA Names dataset</text:h>
        <text:list xml:id="list7116299632476662230" text:style-name="L5">
          <text:list-item>
            <text:p text:style-name="P5">In the Explorer pane, in <text:span text:style-name="Strong_20_Emphasis">Type to search</text:span>, type <text:span text:style-name="Strong_20_Emphasis">usa_names</text:span>, and then press <text:span text:style-name="Strong_20_Emphasis">Enter</text:span>.</text:p>
          </text:list-item>
          <text:list-item>
            <text:p text:style-name="P5">Click <text:span text:style-name="Strong_20_Emphasis">SEARCH ALL PROJECTS</text:span>.</text:p>
          </text:list-item>
          <text:list-item>
            <text:p text:style-name="P5">In the Explorer pane, hover the pointer over <text:span text:style-name="Source_20_Text">bigquery-public-data</text:span>, and then click <draw:frame draw:style-name="fr5" draw:name="graphics1" text:anchor-type="as-char" svg:width="0.7862in" svg:height="0.3929in" draw:z-index="1"><draw:image xlink:href="https://cdn.qwiklabs.com/oBpvWVcff%2B7hFaIs%2FfyiK8unZuLhM5v0n634gy3WSKk%3D" xlink:type="simple" xlink:show="embed" xlink:actuate="onLoad"/><svg:title>Star</svg:title></draw:frame> <text:span text:style-name="Strong_20_Emphasis">Star</text:span>.</text:p>
          </text:list-item>
          <text:list-item>
            <text:p text:style-name="P5">In <text:span text:style-name="Strong_20_Emphasis">Type to search</text:span> field, type <text:span text:style-name="Source_20_Text">bigquery-public-data</text:span>. This display all the datasets in the project.</text:p>
          </text:list-item>
        </text:list>
        <text:p text:style-name="Text_20_body"><text:span text:style-name="Strong_20_Emphasis">Note: </text:span>If the new project <text:span text:style-name="Source_20_Text">bigquery-public-data</text:span> doesn't appear to the Explorer pane, then click on <text:span text:style-name="T2">+ ADD DATA</text:span> &gt; <text:span text:style-name="T2">Star a project by name</text:span> &gt; <text:span text:style-name="T2">Star a project</text:span> (bigquery-public-data) and <text:span text:style-name="Strong_20_Emphasis">STAR</text:span>.</text:p>
        <text:list xml:id="list1909127458258783046" text:style-name="L6">
          <text:list-item>
            <text:p text:style-name="P6">Click <text:span text:style-name="Strong_20_Emphasis">Expand node</text:span> for <text:span text:style-name="Source_20_Text">bigquery-public-data</text:span>.</text:p>
          </text:list-item>
          <text:list-item>
            <text:p text:style-name="P6">Scroll down the list of public datasets, click <text:span text:style-name="Strong_20_Emphasis">More Results</text:span> until you find <text:span text:style-name="Strong_20_Emphasis">usa_names</text:span>.</text:p>
          </text:list-item>
          <text:list-item>
            <text:p text:style-name="P6">Click <text:span text:style-name="Strong_20_Emphasis">usa_names</text:span> to expand the dataset.</text:p>
          </text:list-item>
          <text:list-item>
            <text:p text:style-name="P6">Click <text:span text:style-name="Strong_20_Emphasis">usa_1910_2013</text:span> to open that table.</text:p>
          </text:list-item>
        </text:list>
        <text:h text:style-name="Heading_20_3" text:outline-level="3">Query the USA Names dataset</text:h>
        <text:p text:style-name="Text_20_body">Query <text:span text:style-name="Source_20_Text">bigquery-public-data.usa_names.usa_1910_2013</text:span> for the name and gender of the babies in this dataset, and then list the top 10 names in descending order.</text:p>
        <text:list xml:id="list3273601134699607408" text:style-name="L7">
          <text:list-item>
            <text:p text:style-name="P7">Click <text:span text:style-name="Strong_20_Emphasis">Query</text:span>, and then select <text:span text:style-name="Strong_20_Emphasis">In new tab</text:span>.</text:p>
          </text:list-item>
          <text:list-item>
            <text:p text:style-name="P7">Copy and paste the following query into the <text:span text:style-name="Strong_20_Emphasis">Query editor</text:span> text area, replacing the existing query:</text:p>
          </text:list-item>
        </text:list>
        <text:p text:style-name="P31">SELECT</text:p>
        <text:p text:style-name="P33"><text:s text:c="2"/><text:span text:style-name="T3">name, gender,</text:span></text:p>
        <text:p text:style-name="P33"><text:s text:c="2"/><text:span text:style-name="T4">SUM</text:span><text:span text:style-name="T3">(number) </text:span><text:span text:style-name="T6">AS</text:span><text:span text:style-name="T3"> total</text:span></text:p>
        <text:p text:style-name="P35">FROM</text:p>
        <text:p text:style-name="P33"><text:soft-page-break/><text:s text:c="2"/><text:span text:style-name="T3">`bigquery-public-data.usa_names.usa_1910_2013`</text:span></text:p>
        <text:p text:style-name="P34"><text:span text:style-name="T5">GROUP</text:span> <text:span text:style-name="T5">BY</text:span></text:p>
        <text:p text:style-name="P33"><text:s text:c="2"/><text:span text:style-name="T3">name, gender</text:span></text:p>
        <text:p text:style-name="P34"><text:span text:style-name="T5">ORDER</text:span> <text:span text:style-name="T5">BY</text:span></text:p>
        <text:p text:style-name="P33"><text:s text:c="2"/><text:span text:style-name="T3">total </text:span><text:span text:style-name="T6">DESC</text:span></text:p>
        <text:p text:style-name="P34">LIMIT</text:p>
        <text:p text:style-name="P33"><text:s text:c="2"/><text:span text:style-name="T8">10</text:span></text:p>
        <text:p text:style-name="P29">Copied!</text:p>
        <text:p text:style-name="Text_20_body">content_copy</text:p>
        <text:list xml:id="list4152179643742675061" text:style-name="L8">
          <text:list-item>
            <text:p text:style-name="P8">In the upper right of the window, view the query validator.</text:p>
          </text:list-item>
        </text:list>
        <text:p text:style-name="Text_20_body"><text:soft-page-break/><draw:frame draw:style-name="fr5" draw:name="graphics2" text:anchor-type="as-char" svg:width="28in" svg:height="7.5417in" draw:z-index="2"><draw:image xlink:href="https://cdn.qwiklabs.com/bw2pk2CP%2FN6jb8qLPALxLTJMQ3VtS9AzpovDL3EGf%2BY%3D" xlink:type="simple" xlink:show="embed" xlink:actuate="onLoad"/><svg:title>The query validator highlighted in the Query editor</svg:title></draw:frame></text:p>
        <text:p text:style-name="Text_20_body">BigQuery displays a green check mark icon if the query is valid. If the query is invalid, a red exclamation point icon is displayed. When the query is valid, the validator also shows the amount of data the query processes when you run it. This helps to determine the cost of running the query.</text:p>
        <text:list xml:id="list3706549153311814120" text:style-name="L9">
          <text:list-item>
            <text:p text:style-name="P9">Click <text:span text:style-name="Strong_20_Emphasis">Run</text:span>.</text:p>
          </text:list-item>
        </text:list>
        <text:p text:style-name="Text_20_body">The query results open below the Query editor. At the top of the Query results section, BigQuery displays the time elapsed and the data processed by the query. Below the time is the table that displays the query results. The header row contains the name of the column as specified in <text:span text:style-name="Source_20_Text">GROUP BY</text:span> in the query.</text:p>
        <text:h text:style-name="Heading_20_2" text:outline-level="2"><text:bookmark text:name="step4"/><text:soft-page-break/>Task 2. Create a custom table</text:h>
        <text:p text:style-name="Text_20_body">In this task, you create a custom table, load data into it, and then run a query against the table.</text:p>
        <text:h text:style-name="Heading_20_3" text:outline-level="3">Download the data to your local computer</text:h>
        <text:p text:style-name="Text_20_body">The file you're downloading contains approximately 7 MB of data about popular baby names, and it is provided by the US Social Security Administration.</text:p>
        <text:list xml:id="list7715489208206285421" text:style-name="L10">
          <text:list-item>
            <text:p text:style-name="P23">Download the <text:a xlink:type="simple" xlink:href="https://www.ssa.gov/OACT/babynames/names.zip" office:target-frame-name="_blank" xlink:show="new" text:style-name="Internet_20_link" text:visited-style-name="Visited_20_Internet_20_Link">baby names zip file</text:a> to your local computer.<text:span text:style-name="Strong_20_Emphasis">Note:</text:span> If this download link fails please copy the baby names zip file from the student resources on the left pane of the instruction guide.</text:p>
          </text:list-item>
          <text:list-item>
            <text:p text:style-name="P23">Unzip the file onto your computer.</text:p>
          </text:list-item>
          <text:list-item>
            <text:p text:style-name="P23">Open the file named <text:span text:style-name="Source_20_Text">yob2014.txt</text:span> to see what the data looks like. The file is a comma-separated value (CSV) file with the following three columns: name, sex (<text:span text:style-name="Source_20_Text">M</text:span> or <text:span text:style-name="Source_20_Text">F</text:span>), and number of children with that name. The file has no header row.</text:p>
          </text:list-item>
          <text:list-item>
            <text:p text:style-name="P10">Note the location of the <text:span text:style-name="Source_20_Text">yob2014.txt</text:span> file so that you can find it later.</text:p>
          </text:list-item>
        </text:list>
        <text:h text:style-name="Heading_20_2" text:outline-level="2"><text:bookmark text:name="step5"/>Task 3. Create a dataset</text:h>
        <text:p text:style-name="Text_20_body">In this task, you create a dataset to hold your table, add data to your project, then make the data table you'll query against.</text:p>
        <text:p text:style-name="Text_20_body">Datasets help you control access to tables and views in a project. This lab uses only one table, but you still need a dataset to hold the table.</text:p>
        <text:list xml:id="list7771657346420646137" text:style-name="L11">
          <text:list-item>
            <text:p text:style-name="P11">Return to the the Cloud Console. In the <text:span text:style-name="Strong_20_Emphasis">Explorer</text:span> pane, clear <text:span text:style-name="Strong_20_Emphasis">bigquery-public-data</text:span> from the Type to search box.</text:p>
          </text:list-item>
        </text:list>
        <text:p text:style-name="Text_20_body"><text:span text:style-name="Strong_20_Emphasis">Note: </text:span>If you used the method to <text:span text:style-name="Strong_20_Emphasis">Star a project by name</text:span>, then scroll back up to the top of the search results.</text:p>
        <text:list xml:id="list7447884467154903855" text:style-name="L12">
          <text:list-item>
            <text:p text:style-name="P12">Click your Project ID (it will start with qwiklabs).</text:p>
          </text:list-item>
        </text:list>
        <text:p text:style-name="Text_20_body"><text:soft-page-break/><draw:frame draw:style-name="fr5" draw:name="graphics3" text:anchor-type="as-char" svg:width="7.6252in" svg:height="6.9165in" draw:z-index="3"><draw:image xlink:href="https://cdn.qwiklabs.com/AT%2B7b5LGYwyrbAtsdNc%2BO5uQdUuB7Nwb1d1FPq5dxFc%3D" xlink:type="simple" xlink:show="embed" xlink:actuate="onLoad"/><svg:title>Cloud console with the explorer section and your project dataset highlighted</svg:title></draw:frame></text:p>
        <text:list xml:id="list2164182750396404472" text:style-name="L13">
          <text:list-item>
            <text:p text:style-name="P13">Click on the three dots next to your project ID and then click <text:span text:style-name="Strong_20_Emphasis">Create dataset</text:span>.</text:p>
          </text:list-item>
          <text:list-item>
            <text:p text:style-name="P13">On the <text:span text:style-name="Strong_20_Emphasis">Create dataset</text:span> page:</text:p>
            <text:list>
              <text:list-item>
                <text:p text:style-name="P24">For <text:span text:style-name="Strong_20_Emphasis">Dataset ID</text:span>, enter <text:span text:style-name="Source_20_Text">babynames</text:span>.</text:p>
              </text:list-item>
              <text:list-item>
                <text:p text:style-name="P24">For <text:span text:style-name="Strong_20_Emphasis">Data location</text:span>, choose <text:span text:style-name="Strong_20_Emphasis">us (multiple regions in United States)</text:span>.</text:p>
              </text:list-item>
              <text:list-item>
                <text:p text:style-name="P24">For <text:span text:style-name="Strong_20_Emphasis">Default table expiration</text:span>, leave the default value.</text:p>
              </text:list-item>
              <text:list-item>
                <text:p text:style-name="P24">For <text:span text:style-name="Strong_20_Emphasis">Encryption</text:span>, leave the default value.</text:p>
              </text:list-item>
            </text:list>
          </text:list-item>
          <text:list-item>
            <text:p text:style-name="P13">Click <text:span text:style-name="Strong_20_Emphasis">Create dataset</text:span> at the bottom of the pane.</text:p>
          </text:list-item>
        </text:list>
        <text:h text:style-name="Heading_20_2" text:outline-level="2"><text:bookmark text:name="step6"/>Task 4. Load the data into a new table</text:h>
        <text:p text:style-name="Text_20_body">In this task, you load data into the table you made.</text:p>
        <text:list xml:id="list7965891213658543911" text:style-name="L14">
          <text:list-item>
            <text:p text:style-name="P14"><text:soft-page-break/>In the Explorer pane, expand your project ID dataset.</text:p>
          </text:list-item>
          <text:list-item>
            <text:p text:style-name="P14">Click on the three dots next to <text:span text:style-name="Strong_20_Emphasis">babynames</text:span>, and then click <text:span text:style-name="Strong_20_Emphasis">Create table</text:span>.</text:p>
          </text:list-item>
        </text:list>
        <text:p text:style-name="Text_20_body">Use the default values for all settings unless otherwise indicated.</text:p>
        <text:list xml:id="list7749775171186159354" text:style-name="L15">
          <text:list-item>
            <text:p text:style-name="P15">On the <text:span text:style-name="Strong_20_Emphasis">Create table</text:span> page:</text:p>
            <text:list>
              <text:list-item>
                <text:p text:style-name="P25">For <text:span text:style-name="Strong_20_Emphasis">Source</text:span>, choose <text:span text:style-name="Strong_20_Emphasis">Upload</text:span> from the <text:span text:style-name="Source_20_Text">Create table from:</text:span> dropdown menu.</text:p>
              </text:list-item>
              <text:list-item>
                <text:p text:style-name="P25">For <text:span text:style-name="Strong_20_Emphasis">Select file</text:span>, click <text:span text:style-name="Strong_20_Emphasis">Browse</text:span>, navigate to the <text:span text:style-name="Source_20_Text">yob2014.txt</text:span> file and click <text:span text:style-name="Strong_20_Emphasis">Open</text:span>.</text:p>
              </text:list-item>
              <text:list-item>
                <text:p text:style-name="P25">For <text:span text:style-name="Strong_20_Emphasis">File format</text:span>, choose <text:span text:style-name="Strong_20_Emphasis">CSV</text:span> from the dropdown menu.</text:p>
              </text:list-item>
              <text:list-item>
                <text:p text:style-name="P25">For <text:span text:style-name="Strong_20_Emphasis">Table name</text:span>, enter <text:span text:style-name="Source_20_Text">names_2014</text:span>.</text:p>
              </text:list-item>
              <text:list-item>
                <text:p text:style-name="P15">In the <text:span text:style-name="Strong_20_Emphasis">Schema</text:span> section, click the <text:span text:style-name="Strong_20_Emphasis">Edit as text</text:span> toggle and paste the following schema definition in the text box.</text:p>
              </text:list-item>
            </text:list>
          </text:list-item>
        </text:list>
        <text:p text:style-name="P32">name:string,gender:string,count:integer</text:p>
        <text:p text:style-name="P29">Copied!</text:p>
        <text:p text:style-name="Text_20_body">content_copy</text:p>
        <text:list xml:id="list3598837895463882341" text:style-name="L16">
          <text:list-item>
            <text:p text:style-name="P16">Click <text:span text:style-name="Strong_20_Emphasis">Create table</text:span> (at the bottom of the window).</text:p>
          </text:list-item>
        </text:list>
        <text:p text:style-name="Text_20_body"><text:span text:style-name="Strong_20_Emphasis">Note:</text:span> If you see an import error, your data should still have been imported. To clear the error click <text:span text:style-name="T2">Close</text:span> , then click <text:span text:style-name="T2">Cancel</text:span> to exit the import dialog, and finally click <text:span text:style-name="T2">Yes, quit</text:span> in response to the warning that your changes will not be saved.</text:p>
        <text:h text:style-name="Heading_20_3" text:outline-level="3">Preview the table</text:h>
        <text:list xml:id="list3963463827116735718" text:style-name="L17">
          <text:list-item>
            <text:p text:style-name="P26">In the Explorer pane, select <text:span text:style-name="Strong_20_Emphasis">babynames</text:span> &gt; <text:span text:style-name="Strong_20_Emphasis">names_2014</text:span>.</text:p>
          </text:list-item>
          <text:list-item>
            <text:p text:style-name="P17">In the details pane, click the <text:span text:style-name="Strong_20_Emphasis">Preview</text:span> tab.</text:p>
          </text:list-item>
        </text:list>
        <text:p text:style-name="P21">Quick quiz. You need a table to hold the dataset.</text:p>
        <text:p text:style-name="P30"><draw:frame draw:style-name="fr1" draw:name="Frame4" text:anchor-type="char" svg:width="0.2083in" draw:z-index="4"><draw:text-box fo:min-height="0.2083in"><draw:frame draw:style-name="fr3" draw:name="Frame5" text:anchor-type="frame" svg:x="0in" svg:y="0in" svg:width="0.2083in" draw:z-index="5"><draw:text-box fo:min-height="0.2083in"><text:p text:style-name="Text_20_body"/></draw:text-box></draw:frame><draw:frame draw:style-name="fr4" draw:name="Frame6" text:anchor-type="frame" svg:x="0in" svg:y="0in" svg:width="0.2083in" draw:z-index="6"><draw:text-box fo:min-height="0.2083in"><text:p text:style-name="Text_20_body"/></draw:text-box></draw:frame><text:p text:style-name="Text_20_body"/></draw:text-box></draw:frame>True</text:p>
        <text:p text:style-name="P30"><draw:frame draw:style-name="fr1" draw:name="Frame7" text:anchor-type="char" svg:width="0.2083in" draw:z-index="7"><draw:text-box fo:min-height="0.2083in"><draw:frame draw:style-name="fr3" draw:name="Frame8" text:anchor-type="frame" svg:x="0in" svg:y="0in" svg:width="0.2083in" draw:z-index="8"><draw:text-box fo:min-height="0.2083in"><text:p text:style-name="Text_20_body"/></draw:text-box></draw:frame><draw:frame draw:style-name="fr4" draw:name="Frame9" text:anchor-type="frame" svg:x="0in" svg:y="0in" svg:width="0.2083in" draw:z-index="9"><draw:text-box fo:min-height="0.2083in"><text:p text:style-name="Text_20_body"/></draw:text-box></draw:frame><text:p text:style-name="Text_20_body"/></draw:text-box></draw:frame>False</text:p>
        <text:h text:style-name="Heading_20_2" text:outline-level="2"><text:bookmark text:name="step7"/>Task 5. Query the table</text:h>
        <text:p text:style-name="Text_20_body">Now that you've loaded data into your table, you can run queries against it. The process is identical to the previous example, except that this time, you're querying your table instead of a public table.</text:p>
        <text:list xml:id="list7215113686394972131" text:style-name="L18">
          <text:list-item>
            <text:p text:style-name="P27">In the Query editor, click <text:span text:style-name="Strong_20_Emphasis">Create SQL query</text:span>.</text:p>
          </text:list-item>
          <text:list-item>
            <text:p text:style-name="P18">Copy and paste the following query into the <text:span text:style-name="Strong_20_Emphasis">Query editor</text:span>. This query retrieves the top 5 baby names for US males in 2014.</text:p>
          </text:list-item>
        </text:list>
        <text:p text:style-name="Text_20_body"><text:span text:style-name="Strong_20_Emphasis">Note:</text:span> Inside '' is case sensitive, so be sure to align exactly the names of the dataset and the table you created.</text:p>
        <text:p text:style-name="P31">SELECT</text:p>
        <text:p text:style-name="P33"><text:s/><text:span text:style-name="T3">name, count</text:span></text:p>
        <text:p text:style-name="P35">FROM</text:p>
        <text:p text:style-name="P33"><text:s/><text:span text:style-name="T3">`babynames.names_2014`</text:span></text:p>
        <text:p text:style-name="P35">WHERE</text:p>
        <text:p text:style-name="P33"><text:s/><text:span text:style-name="T3">gender = </text:span><text:span text:style-name="T9">'M'</text:span></text:p>
        <text:p text:style-name="P34"><text:span text:style-name="T5">ORDER</text:span> <text:span text:style-name="T5">BY</text:span> count <text:span text:style-name="T5">DESC</text:span> LIMIT <text:span text:style-name="T7">5</text:span></text:p>
        <text:p text:style-name="P29">Copied!</text:p>
        <text:p text:style-name="Text_20_body"><text:soft-page-break/>content_copy</text:p>
        <text:list xml:id="list7642432638073444275" text:style-name="L19">
          <text:list-item>
            <text:p text:style-name="P19">Click <text:span text:style-name="Strong_20_Emphasis">Run</text:span>. The results are displayed below the query window.</text:p>
          </text:list-item>
        </text:list>
        <text:p text:style-name="P21">Quick quiz. Check which you can use to access BigQuery.</text:p>
        <text:p text:style-name="P21">Command-line tool</text:p>
        <text:p text:style-name="P21">Web UI</text:p>
        <text:p text:style-name="P21">Make calls to BigQuery REST API</text:p>
        <text:p text:style-name="P21">Third-party tools</text:p>
        <text:p text:style-name="Text_20_body"><draw:frame draw:style-name="fr1" draw:name="Frame11" text:anchor-type="char" svg:width="0.9791in" draw:z-index="10"><draw:text-box fo:min-height="0.3752in"><text:p text:style-name="Text_20_body"/></draw:text-box></draw:frame>Submit</text:p>
        <text:h text:style-name="Heading_20_3" text:outline-level="3">Congratulations!</text:h>
        <text:p text:style-name="Text_20_body">You queried a public dataset, then created a custom table, loaded data into it, and then ran a query against that table.</text:p>
        <text:h text:style-name="Heading_20_2" text:outline-level="2"><text:bookmark text:name="step8"/>End your lab</text:h>
        <text:p text:style-name="Text_20_body">When you have completed your lab, click <text:span text:style-name="Strong_20_Emphasis">End Lab</text:span>. Google Cloud Skills Boost removes the resources you’ve used and cleans the account for you.</text:p>
        <text:p text:style-name="Text_20_body">You will be given an opportunity to rate the lab experience. Select the applicable number of stars, type a comment, and then click <text:span text:style-name="Strong_20_Emphasis">Submit</text:span>.</text:p>
        <text:p text:style-name="Text_20_body">The number of stars indicates the following:</text:p>
        <text:list xml:id="list7605743091973065364" text:style-name="L20">
          <text:list-item>
            <text:p text:style-name="P28">1 star = Very dissatisfied</text:p>
          </text:list-item>
          <text:list-item>
            <text:p text:style-name="P28">2 stars = Dissatisfied</text:p>
          </text:list-item>
          <text:list-item>
            <text:p text:style-name="P28">3 stars = Neutral</text:p>
          </text:list-item>
          <text:list-item>
            <text:p text:style-name="P28">4 stars = Satisfied</text:p>
          </text:list-item>
          <text:list-item>
            <text:p text:style-name="P20">5 stars = Very satisfied</text:p>
          </text:list-item>
        </text:list>
        <text:p text:style-name="Text_20_body">You can close the dialog box if you don't want to provide feedback.</text:p>
        <text:p text:style-name="Text_20_body">For feedback, suggestions, or corrections, please use the <text:span text:style-name="Strong_20_Emphasis">Support</text:span> tab.</text:p>
        <text:p text:style-name="Text_20_body">Copyright 2022 Google LLC All rights reserved. Google and the Google logo are trademarks of Google LLC. All other company and product names may be trademarks of the respective companies with which they are associat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20T18:36:04.61</meta:creation-date>
    <meta:document-statistic meta:table-count="0" meta:image-count="3" meta:object-count="0" meta:page-count="8" meta:paragraph-count="141" meta:word-count="1659" meta:character-count="9339"/>
    <dc:date>2024-05-20T18:36:24.66</dc:date>
    <dc:creator>Shekhar Manna</dc:creator>
    <meta:editing-duration>PT20S</meta:editing-duration>
    <meta:editing-cycles>1</meta:editing-cycles>
    <meta:generator>OpenOffice/4.1.10$Win32 OpenOffice.org_project/4110m2$Build-9807</meta:generator>
  </office:meta>
</office:document-meta>
</file>